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189000001F04DAF5AD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draw:auto-grow-height="true"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justify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 Level 1 trigger DQM</presentation:footer-decl>
      <presentation:date-time-decl presentation:name="dtd1" presentation:source="fixed">2012-07-03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CMS Level 1 trigger DQM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 to the L1T DQM </text:p>
              </text:list-item>
              <text:list-item>
                <text:p>Multiple system interaction</text:p>
              </text:list-item>
              <text:list-item>
                <text:p>Motivations for a new DB schema</text:p>
              </text:list-item>
              <text:list-item>
                <text:p>Data to be stor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Introduction L1T </text:p>
          </draw:text-box>
        </draw:frame>
        <draw:frame presentation:style-name="pr4" draw:layer="layout" svg:width="25.199cm" svg:height="13.859cm" svg:x="1.4cm" svg:y="4.514cm" presentation:class="outline" presentation:user-transformed="true">
          <draw:text-box>
            <text:p><text:span text:style-name="T5">The Level 1 Trigger Online/Offline Data Quality Monitor system as the purpose of: </text:span></text:p>
            <text:p><text:span text:style-name="T6">Online:</text:span></text:p>
            <text:list text:style-name="L2">
              <text:list-item>
                <text:p><text:span text:style-name="T7">Monitor the operation of the Level 1 Trigger system in real time. </text:span></text:p>
              </text:list-item>
              <text:list-item>
                <text:p><text:span text:style-name="T7">Detect and identify problems and provide appropriate signaling.</text:span></text:p>
              </text:list-item>
              <text:list-item>
                <text:p><text:span text:style-name="T7">Provide information relevant information for data certification.</text:span></text:p>
              </text:list-item>
            </text:list>
            <text:p><text:span text:style-name="T6">Offline:</text:span></text:p>
            <text:list text:continue-numbering="true" text:style-name="L2">
              <text:list-item>
                <text:p><text:span text:style-name="T7">Provide accurate/extensive information offline about the data quality aimed at quality certification at the luminosity section level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DQM and WbM interac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8">L1T DQM monitors trigger rates. To do so it uses fits done daily by the WbM system.</text:span></text:p>
                <text:list>
                  <text:list-item>
                    <text:p><text:span text:style-name="T9">Fits (in the near future will) depend on trigger key and LHC conditions.</text:span></text:p>
                  </text:list-item>
                  <text:list-item>
                    <text:p><text:span text:style-name="T9">We currently retrieve the current fits from a temporary table on the CMS_TRG_R DB</text:span></text:p>
                  </text:list-item>
                </text:list>
              </text:list-item>
              <text:list-item>
                <text:p><text:span text:style-name="T8">WbM in turn will (in the near future) select appropriate runs to fit based on L1T DQM certification.</text:span></text:p>
                <text:list>
                  <text:list-item>
                    <text:p><text:span text:style-name="T9">Either by getting the final L1T offline certification or we will provide a table with that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 DQM Online/Off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n both online and offline the need to have historically relevant fits for the rates is important</text:p>
                <text:list>
                  <text:list-item>
                    <text:p>On the online we need to have access to the latest fits with the same LHC and L1 conditions that we are running</text:p>
                  </text:list-item>
                  <text:list-item>
                    <text:p>On the offline we need to access the latest fit for the specif run being analysis, again with respect to LHC and L1 conditions for that run.</text:p>
                  </text:list-item>
                </text:list>
              </text:list-item>
              <text:list-item>
                <text:p>After the analysis offline we can declare if a run is good for fitting or no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est parameters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Some of our tests need some kind of parameters that can change frequently.</text:span></text:p>
                <text:list>
                  <text:list-item>
                    <text:p text:style-name="P3"><text:span text:style-name="T9">Occupancy tests should not look at already know problematic areas (masking)</text:span></text:p>
                  </text:list-item>
                  <text:list-item>
                    <text:p text:style-name="P3"><text:span text:style-name="T9">Synchronization tests depend on HLT pass-through <text:s/>which may change with the menu.</text:span></text:p>
                  </text:list-item>
                </text:list>
              </text:list-item>
              <text:list-item>
                <text:p text:style-name="P3"><text:span text:style-name="T8">Changing parameters, specially for the offline case, need to be associated with a new CMSSW release (long delays of implementation)</text:span></text:p>
              </text:list-item>
            </text:list>
            <text:p text:style-name="P3"><text:span text:style-name="T8">We would like to store this parameters on D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Motivations for new schem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Have an independent place to place information relevant for the L1T DQM operations.</text:p>
              </text:list-item>
              <text:list-item>
                <text:p>Provide a place where WbM and DQM can share information for data certification purposes</text:p>
              </text:list-item>
              <text:list-item>
                <text:p>Allow for further development of the L1T DQM in a compartmentalized way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chema Descrip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itially we predict 3 tables on the schema:</text:p>
                <text:list>
                  <text:list-item>
                    <text:p>Fit parameters for L1T Rates Monitoring</text:p>
                  </text:list-item>
                  <text:list-item>
                    <text:p>Masked areas for L1T Occupancy Monitoring</text:p>
                  </text:list-item>
                  <text:list-item>
                    <text:p>Parameters for running L1T DQM applications</text:p>
                  </text:list-item>
                </text:list>
              </text:list-item>
            </text:list>
            <text:p>The priority is for the L1T rates, since there are temporary workarounds in place for the other 2 tables <text:s/>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ata storage estimation</text:p>
          </draw:text-box>
        </draw:frame>
        <draw:frame presentation:style-name="pr4" draw:layer="layout" svg:width="25.199cm" svg:height="14.566cm" svg:x="1.4cm" svg:y="4.914cm" presentation:class="outline" presentation:user-transformed="true">
          <draw:text-box>
            <text:p>Concerning data from WbM fits:</text:p>
            <text:list text:style-name="L2">
              <text:list-item>
                <text:p>I would expect ~100 L1 TSC/LHC pairs for 2012 running.</text:p>
              </text:list-item>
              <text:list-item>
                <text:p>For each pair we would need to store (128 algo +64 tech)+4 (fit parameters) floats. ~80k floats a year.</text:p>
              </text:list-item>
              <text:list-item>
                <text:p>They would be accessed</text:p>
                <text:list>
                  <text:list-item>
                    <text:p>Online: Once every run.</text:p>
                  </text:list-item>
                  <text:list-item>
                    <text:p>Offline: Once every run time number of DQM reprocess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ata storage estimation</text:p>
          </draw:text-box>
        </draw:frame>
        <draw:frame presentation:style-name="pr4" draw:layer="layout" svg:width="25.199cm" svg:height="14.566cm" svg:x="1.4cm" svg:y="4.914cm" presentation:class="outline" presentation:user-transformed="true">
          <draw:text-box>
            <text:p>Concerning data from WbM fits:</text:p>
            <text:list text:style-name="L2">
              <text:list-item>
                <text:p>I would expect ~100 L1 TSC/LHC pairs for 2012 running.</text:p>
              </text:list-item>
              <text:list-item>
                <text:p>For each pair we would need to store (128 algo +64 tech)+4 (fit parameters) floats. ~80k floats a year.</text:p>
              </text:list-item>
              <text:list-item>
                <text:p>They would be accessed</text:p>
                <text:list>
                  <text:list-item>
                    <text:p>Online: Once every run.</text:p>
                  </text:list-item>
                  <text:list-item>
                    <text:p>Offline: Once every run time number of DQM reprocessing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ata storage estim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p>Run certification for WbM fits.</text:p>
            <text:list text:style-name="L2">
              <text:list-item>
                <text:p>Run + LS range to be used.</text:p>
              </text:list-item>
              <text:list-item>
                <text:p>Similar size to a certification JSON file</text:p>
              </text:list-item>
              <text:list-item>
                <text:p>To be accessed</text:p>
                <text:list>
                  <text:list-item>
                    <text:p>In the end of each run to write parameters</text:p>
                  </text:list-item>
                  <text:list-item>
                    <text:p>Daily by WbM to make fits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umma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the L1T DQM team request the creation of a new oracle schema for our tools.</text:p>
              </text:list-item>
              <text:list-item>
                <text:p>The Data storage needed will be very small compared with other schema. (example SCAL).</text:p>
              </text:list-item>
              <text:list-item>
                <text:p>Access will be typically once a run per CMSSW module.</text:p>
                <text:list>
                  <text:list-item>
                    <text:p>Online 4 modules running simultaneously.</text:p>
                  </text:list-item>
                  <text:list-item>
                    <text:p>Offline several jobs weekl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11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1DT6H48M7S</meta:editing-duration>
    <meta:editing-cycles>91</meta:editing-cycles>
    <dc:date>2012-07-03T14:55:01</dc:date>
    <dc:creator>Joao Pela</dc:creator>
    <meta:generator>LibreOffice/3.5$Linux_x86 LibreOffice_project/350m1$Build-2</meta:generator>
    <meta:document-statistic meta:object-count="69"/>
  </office:meta>
</office:document-meta>
</file>